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250372487943906" calcext:value-type="float">
            <text:p>0.002504</text:p>
          </table:table-cell>
          <table:table-cell office:value-type="float" office:value="6.28605768514696" calcext:value-type="float">
            <text:p>6.286058</text:p>
          </table:table-cell>
          <table:table-cell office:value-type="float" office:value="2.34903368537899" calcext:value-type="float">
            <text:p>2.349034</text:p>
          </table:table-cell>
          <table:table-cell office:value-type="float" office:value="1.55963330773497" calcext:value-type="float">
            <text:p>1.55963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8553964942287" calcext:value-type="float">
            <text:p>0.008554</text:p>
          </table:table-cell>
          <table:table-cell office:value-type="float" office:value="6.01423459213113" calcext:value-type="float">
            <text:p>6.014235</text:p>
          </table:table-cell>
          <table:table-cell office:value-type="float" office:value="1.84577995198421" calcext:value-type="float">
            <text:p>1.845780</text:p>
          </table:table-cell>
          <table:table-cell office:value-type="float" office:value="0.948462211217614" calcext:value-type="float">
            <text:p>0.94846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36218058628401" calcext:value-type="float">
            <text:p>0.000014</text:p>
          </table:table-cell>
          <table:table-cell office:value-type="float" office:value="1.61228271215809" calcext:value-type="float">
            <text:p>1.612283</text:p>
          </table:table-cell>
          <table:table-cell office:value-type="float" office:value="0.294492164427591" calcext:value-type="float">
            <text:p>0.294492</text:p>
          </table:table-cell>
          <table:table-cell office:value-type="float" office:value="0.221204951124068" calcext:value-type="float">
            <text:p>0.221205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107665651327693" calcext:value-type="float">
            <text:p>0.000001</text:p>
          </table:table-cell>
          <table:table-cell office:value-type="float" office:value="1.42565670709566" calcext:value-type="float">
            <text:p>1.425657</text:p>
          </table:table-cell>
          <table:table-cell office:value-type="float" office:value="0.208130598013136" calcext:value-type="float">
            <text:p>0.208131</text:p>
          </table:table-cell>
          <table:table-cell office:value-type="float" office:value="0.175281349826843" calcext:value-type="float">
            <text:p>0.175281</text:p>
          </table:table-cell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056023625601398" calcext:value-type="float">
            <text:p>0.000560</text:p>
          </table:table-cell>
          <table:table-cell office:value-type="float" office:value="8.91560914046519" calcext:value-type="float">
            <text:p>8.915609</text:p>
          </table:table-cell>
          <table:table-cell office:value-type="float" office:value="2.58761386101353" calcext:value-type="float">
            <text:p>2.587614</text:p>
          </table:table-cell>
          <table:table-cell office:value-type="float" office:value="1.80792304769538" calcext:value-type="float">
            <text:p>1.80792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394231439241111" calcext:value-type="float">
            <text:p>0.000394</text:p>
          </table:table-cell>
          <table:table-cell office:value-type="float" office:value="5.04299553823063" calcext:value-type="float">
            <text:p>5.042996</text:p>
          </table:table-cell>
          <table:table-cell office:value-type="float" office:value="0.895920005450218" calcext:value-type="float">
            <text:p>0.895920</text:p>
          </table:table-cell>
          <table:table-cell office:value-type="float" office:value="0.754652783221603" calcext:value-type="float">
            <text:p>0.75465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08078533713751" calcext:value-type="float">
            <text:p>0.000011</text:p>
          </table:table-cell>
          <table:table-cell office:value-type="float" office:value="1.91687688129666" calcext:value-type="float">
            <text:p>1.916877</text:p>
          </table:table-cell>
          <table:table-cell office:value-type="float" office:value="0.420154203142571" calcext:value-type="float">
            <text:p>0.420154</text:p>
          </table:table-cell>
          <table:table-cell office:value-type="float" office:value="0.311480659148543" calcext:value-type="float">
            <text:p>0.311481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36222228555027" calcext:value-type="float">
            <text:p>0.000014</text:p>
          </table:table-cell>
          <table:table-cell office:value-type="float" office:value="1.59949885511791" calcext:value-type="float">
            <text:p>1.599499</text:p>
          </table:table-cell>
          <table:table-cell office:value-type="float" office:value="0.381138955760035" calcext:value-type="float">
            <text:p>0.381139</text:p>
          </table:table-cell>
          <table:table-cell office:value-type="float" office:value="0.268702976946449" calcext:value-type="float">
            <text:p>0.268703</text:p>
          </table:table-cell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429941894509192" calcext:value-type="float">
            <text:p>0.042994</text:p>
          </table:table-cell>
          <table:table-cell office:value-type="float" office:value="11.0721307302278" calcext:value-type="float">
            <text:p>11.072131</text:p>
          </table:table-cell>
          <table:table-cell office:value-type="float" office:value="3.67074509534453" calcext:value-type="float">
            <text:p>3.670745</text:p>
          </table:table-cell>
          <table:table-cell office:value-type="float" office:value="2.46687586693521" calcext:value-type="float">
            <text:p>2.466876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429777946735044" calcext:value-type="float">
            <text:p>0.000430</text:p>
          </table:table-cell>
          <table:table-cell office:value-type="float" office:value="16.1265898805928" calcext:value-type="float">
            <text:p>16.126590</text:p>
          </table:table-cell>
          <table:table-cell office:value-type="float" office:value="3.44953302422668" calcext:value-type="float">
            <text:p>3.449533</text:p>
          </table:table-cell>
          <table:table-cell office:value-type="float" office:value="2.35288031943738" calcext:value-type="float">
            <text:p>2.352880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907849508934078" calcext:value-type="float">
            <text:p>0.000908</text:p>
          </table:table-cell>
          <table:table-cell office:value-type="float" office:value="12.2408629967755" calcext:value-type="float">
            <text:p>12.240863</text:p>
          </table:table-cell>
          <table:table-cell office:value-type="float" office:value="2.41565028050017" calcext:value-type="float">
            <text:p>2.415650</text:p>
          </table:table-cell>
          <table:table-cell office:value-type="float" office:value="1.59305619512912" calcext:value-type="float">
            <text:p>1.59305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285023473978185" calcext:value-type="float">
            <text:p>0.000029</text:p>
          </table:table-cell>
          <table:table-cell office:value-type="float" office:value="9.36535525270216" calcext:value-type="float">
            <text:p>9.365355</text:p>
          </table:table-cell>
          <table:table-cell office:value-type="float" office:value="2.09928263777893" calcext:value-type="float">
            <text:p>2.099283</text:p>
          </table:table-cell>
          <table:table-cell office:value-type="float" office:value="1.41619435024293" calcext:value-type="float">
            <text:p>1.416194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0"/>
          <table:table-cell table:style-name="ce23" table:number-columns-repeated="4"/>
        </table:table-row>
      </table:table>
      <table:table table:name="1NN" table:style-name="ta1">
        <table:table-column table:style-name="co3" table:default-cell-style-name="ce3"/>
        <table:table-column table:style-name="co4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8183969493885" calcext:value-type="float">
            <text:p>0.008184</text:p>
          </table:table-cell>
          <table:table-cell office:value-type="float" office:value="17.5663304193515" calcext:value-type="float">
            <text:p>17.566330</text:p>
          </table:table-cell>
          <table:table-cell office:value-type="float" office:value="5.03516421755456" calcext:value-type="float">
            <text:p>5.035164</text:p>
          </table:table-cell>
          <table:table-cell office:value-type="float" office:value="3.79530686309855" calcext:value-type="float">
            <text:p>3.795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96789411280562" calcext:value-type="float">
            <text:p>0.001968</text:p>
          </table:table-cell>
          <table:table-cell office:value-type="float" office:value="18.1304068489546" calcext:value-type="float">
            <text:p>18.130407</text:p>
          </table:table-cell>
          <table:table-cell office:value-type="float" office:value="3.00934479953516" calcext:value-type="float">
            <text:p>3.009345</text:p>
          </table:table-cell>
          <table:table-cell office:value-type="float" office:value="2.38349581058909" calcext:value-type="float">
            <text:p>2.383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42090899218894" calcext:value-type="float">
            <text:p>0.000242</text:p>
          </table:table-cell>
          <table:table-cell office:value-type="float" office:value="10.7598981396721" calcext:value-type="float">
            <text:p>10.759898</text:p>
          </table:table-cell>
          <table:table-cell office:value-type="float" office:value="1.71658122120968" calcext:value-type="float">
            <text:p>1.716581</text:p>
          </table:table-cell>
          <table:table-cell office:value-type="float" office:value="1.33912904378747" calcext:value-type="float">
            <text:p>1.339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644747483136143" calcext:value-type="float">
            <text:p>0.000006</text:p>
          </table:table-cell>
          <table:table-cell office:value-type="float" office:value="6.51214778775081" calcext:value-type="float">
            <text:p>6.512148</text:p>
          </table:table-cell>
          <table:table-cell office:value-type="float" office:value="0.956224188902987" calcext:value-type="float">
            <text:p>0.956224</text:p>
          </table:table-cell>
          <table:table-cell office:value-type="float" office:value="0.738658012873806" calcext:value-type="float">
            <text:p>0.738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26479921600276" calcext:value-type="float">
            <text:p>0.000000</text:p>
          </table:table-cell>
          <table:table-cell office:value-type="float" office:value="3.88490765187976" calcext:value-type="float">
            <text:p>3.884908</text:p>
          </table:table-cell>
          <table:table-cell office:value-type="float" office:value="0.537209048242092" calcext:value-type="float">
            <text:p>0.537209</text:p>
          </table:table-cell>
          <table:table-cell office:value-type="float" office:value="0.413533756254113" calcext:value-type="float">
            <text:p>0.413534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48320871129767" calcext:value-type="float">
            <text:p>0.084832</text:p>
          </table:table-cell>
          <table:table-cell office:value-type="float" office:value="19.3606560490899" calcext:value-type="float">
            <text:p>19.360656</text:p>
          </table:table-cell>
          <table:table-cell office:value-type="float" office:value="4.89183713184142" calcext:value-type="float">
            <text:p>4.891837</text:p>
          </table:table-cell>
          <table:table-cell office:value-type="float" office:value="3.95019831350998" calcext:value-type="float">
            <text:p>3.950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62031745447544" calcext:value-type="float">
            <text:p>0.002620</text:p>
          </table:table-cell>
          <table:table-cell office:value-type="float" office:value="17.3994848047253" calcext:value-type="float">
            <text:p>17.399485</text:p>
          </table:table-cell>
          <table:table-cell office:value-type="float" office:value="3.10802484143837" calcext:value-type="float">
            <text:p>3.108025</text:p>
          </table:table-cell>
          <table:table-cell office:value-type="float" office:value="2.50732921989986" calcext:value-type="float">
            <text:p>2.507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70847212917613" calcext:value-type="float">
            <text:p>0.000071</text:p>
          </table:table-cell>
          <table:table-cell office:value-type="float" office:value="10.2929523631348" calcext:value-type="float">
            <text:p>10.292952</text:p>
          </table:table-cell>
          <table:table-cell office:value-type="float" office:value="1.76943876115558" calcext:value-type="float">
            <text:p>1.769439</text:p>
          </table:table-cell>
          <table:table-cell office:value-type="float" office:value="1.37775342527886" calcext:value-type="float">
            <text:p>1.377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623486468853685" calcext:value-type="float">
            <text:p>0.000006</text:p>
          </table:table-cell>
          <table:table-cell office:value-type="float" office:value="7.13706127796652" calcext:value-type="float">
            <text:p>7.137061</text:p>
          </table:table-cell>
          <table:table-cell office:value-type="float" office:value="1.03985888274123" calcext:value-type="float">
            <text:p>1.039859</text:p>
          </table:table-cell>
          <table:table-cell office:value-type="float" office:value="0.796831544570543" calcext:value-type="float">
            <text:p>0.796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41792342947633" calcext:value-type="float">
            <text:p>0.000002</text:p>
          </table:table-cell>
          <table:table-cell office:value-type="float" office:value="4.5223513529872" calcext:value-type="float">
            <text:p>4.522351</text:p>
          </table:table-cell>
          <table:table-cell office:value-type="float" office:value="0.67096612214935" calcext:value-type="float">
            <text:p>0.670966</text:p>
          </table:table-cell>
          <table:table-cell office:value-type="float" office:value="0.510499234613159" calcext:value-type="float">
            <text:p>0.510499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81333396035055" calcext:value-type="float">
            <text:p>0.028133</text:p>
          </table:table-cell>
          <table:table-cell office:value-type="float" office:value="20.5653728922295" calcext:value-type="float">
            <text:p>20.565373</text:p>
          </table:table-cell>
          <table:table-cell office:value-type="float" office:value="6.66425180270722" calcext:value-type="float">
            <text:p>6.664252</text:p>
          </table:table-cell>
          <table:table-cell office:value-type="float" office:value="5.07357424062086" calcext:value-type="float">
            <text:p>5.073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64319214687083" calcext:value-type="float">
            <text:p>0.016432</text:p>
          </table:table-cell>
          <table:table-cell office:value-type="float" office:value="26.4626127369997" calcext:value-type="float">
            <text:p>26.462613</text:p>
          </table:table-cell>
          <table:table-cell office:value-type="float" office:value="5.06878040510915" calcext:value-type="float">
            <text:p>5.068780</text:p>
          </table:table-cell>
          <table:table-cell office:value-type="float" office:value="3.84236445017057" calcext:value-type="float">
            <text:p>3.842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64596869486877" calcext:value-type="float">
            <text:p>0.000646</text:p>
          </table:table-cell>
          <table:table-cell office:value-type="float" office:value="22.410558370644" calcext:value-type="float">
            <text:p>22.410558</text:p>
          </table:table-cell>
          <table:table-cell office:value-type="float" office:value="4.37607952839942" calcext:value-type="float">
            <text:p>4.376080</text:p>
          </table:table-cell>
          <table:table-cell office:value-type="float" office:value="3.28851152634131" calcext:value-type="float">
            <text:p>3.288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193034310370876" calcext:value-type="float">
            <text:p>0.000193</text:p>
          </table:table-cell>
          <table:table-cell office:value-type="float" office:value="22.4443413753649" calcext:value-type="float">
            <text:p>22.444341</text:p>
          </table:table-cell>
          <table:table-cell office:value-type="float" office:value="4.10351432155087" calcext:value-type="float">
            <text:p>4.103514</text:p>
          </table:table-cell>
          <table:table-cell office:value-type="float" office:value="3.1025121013051" calcext:value-type="float">
            <text:p>3.102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134743651862834" calcext:value-type="float">
            <text:p>0.000013</text:p>
          </table:table-cell>
          <table:table-cell office:value-type="float" office:value="24.9461026773572" calcext:value-type="float">
            <text:p>24.946103</text:p>
          </table:table-cell>
          <table:table-cell office:value-type="float" office:value="4.0297596994612" calcext:value-type="float">
            <text:p>4.029760</text:p>
          </table:table-cell>
          <table:table-cell office:value-type="float" office:value="3.04335357975418" calcext:value-type="float">
            <text:p>3.043354</text:p>
          </table:table-cell>
          <table:table-cell table:number-columns-repeated="12"/>
        </table:table-row>
      </table:table>
      <table:table table:name="2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000453159895883459" calcext:value-type="float">
            <text:p>0.000045</text:p>
          </table:table-cell>
          <table:table-cell office:value-type="float" office:value="21.5067997694" calcext:value-type="float">
            <text:p>21.506800</text:p>
          </table:table-cell>
          <table:table-cell office:value-type="float" office:value="5.23277505337305" calcext:value-type="float">
            <text:p>5.232775</text:p>
          </table:table-cell>
          <table:table-cell office:value-type="float" office:value="4.20439089901436" calcext:value-type="float">
            <text:p>4.204391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19055234892471" calcext:value-type="float">
            <text:p>0.011906</text:p>
          </table:table-cell>
          <table:table-cell office:value-type="float" office:value="19.3358535496164" calcext:value-type="float">
            <text:p>19.335854</text:p>
          </table:table-cell>
          <table:table-cell office:value-type="float" office:value="2.48756093361668" calcext:value-type="float">
            <text:p>2.487561</text:p>
          </table:table-cell>
          <table:table-cell office:value-type="float" office:value="2.04145230215769" calcext:value-type="float">
            <text:p>2.04145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591946740797766" calcext:value-type="float">
            <text:p>0.000059</text:p>
          </table:table-cell>
          <table:table-cell office:value-type="float" office:value="10.1032348239518" calcext:value-type="float">
            <text:p>10.103235</text:p>
          </table:table-cell>
          <table:table-cell office:value-type="float" office:value="1.37334922303784" calcext:value-type="float">
            <text:p>1.373349</text:p>
          </table:table-cell>
          <table:table-cell office:value-type="float" office:value="1.14300370161594" calcext:value-type="float">
            <text:p>1.14300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9514684792962" calcext:value-type="float">
            <text:p>0.000015</text:p>
          </table:table-cell>
          <table:table-cell office:value-type="float" office:value="6.03635237580825" calcext:value-type="float">
            <text:p>6.036352</text:p>
          </table:table-cell>
          <table:table-cell office:value-type="float" office:value="0.755571874920296" calcext:value-type="float">
            <text:p>0.755572</text:p>
          </table:table-cell>
          <table:table-cell office:value-type="float" office:value="0.615539324848118" calcext:value-type="float">
            <text:p>0.615539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646239621815425" calcext:value-type="float">
            <text:p>0.000001</text:p>
          </table:table-cell>
          <table:table-cell office:value-type="float" office:value="3.58457024567556" calcext:value-type="float">
            <text:p>3.584570</text:p>
          </table:table-cell>
          <table:table-cell office:value-type="float" office:value="0.421216405998403" calcext:value-type="float">
            <text:p>0.421216</text:p>
          </table:table-cell>
          <table:table-cell office:value-type="float" office:value="0.341285497108693" calcext:value-type="float">
            <text:p>0.34128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03427901790454" calcext:value-type="float">
            <text:p>0.010343</text:p>
          </table:table-cell>
          <table:table-cell office:value-type="float" office:value="21.1950135662586" calcext:value-type="float">
            <text:p>21.195014</text:p>
          </table:table-cell>
          <table:table-cell office:value-type="float" office:value="4.25424827087984" calcext:value-type="float">
            <text:p>4.254248</text:p>
          </table:table-cell>
          <table:table-cell office:value-type="float" office:value="3.85136174588018" calcext:value-type="float">
            <text:p>3.851362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483288538631" calcext:value-type="float">
            <text:p>0.002483</text:p>
          </table:table-cell>
          <table:table-cell office:value-type="float" office:value="13.437876536864" calcext:value-type="float">
            <text:p>13.437877</text:p>
          </table:table-cell>
          <table:table-cell office:value-type="float" office:value="2.60862935715752" calcext:value-type="float">
            <text:p>2.608629</text:p>
          </table:table-cell>
          <table:table-cell office:value-type="float" office:value="2.10555025692672" calcext:value-type="float">
            <text:p>2.105550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69343003676659" calcext:value-type="float">
            <text:p>0.000169</text:p>
          </table:table-cell>
          <table:table-cell office:value-type="float" office:value="11.6409028055001" calcext:value-type="float">
            <text:p>11.640903</text:p>
          </table:table-cell>
          <table:table-cell office:value-type="float" office:value="1.38405704603661" calcext:value-type="float">
            <text:p>1.384057</text:p>
          </table:table-cell>
          <table:table-cell office:value-type="float" office:value="1.13133370969994" calcext:value-type="float">
            <text:p>1.13133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528468822658113" calcext:value-type="float">
            <text:p>0.000005</text:p>
          </table:table-cell>
          <table:table-cell office:value-type="float" office:value="6.8205227112159" calcext:value-type="float">
            <text:p>6.820523</text:p>
          </table:table-cell>
          <table:table-cell office:value-type="float" office:value="0.81108289807787" calcext:value-type="float">
            <text:p>0.811083</text:p>
          </table:table-cell>
          <table:table-cell office:value-type="float" office:value="0.649279457273767" calcext:value-type="float">
            <text:p>0.649279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189078160417466" calcext:value-type="float">
            <text:p>0.000002</text:p>
          </table:table-cell>
          <table:table-cell office:value-type="float" office:value="3.92805899324178" calcext:value-type="float">
            <text:p>3.928059</text:p>
          </table:table-cell>
          <table:table-cell office:value-type="float" office:value="0.510012803050442" calcext:value-type="float">
            <text:p>0.510013</text:p>
          </table:table-cell>
          <table:table-cell office:value-type="float" office:value="0.397944253942053" calcext:value-type="float">
            <text:p>0.39794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125087339753922" calcext:value-type="float">
            <text:p>0.125087</text:p>
          </table:table-cell>
          <table:table-cell office:value-type="float" office:value="25.6632414463626" calcext:value-type="float">
            <text:p>25.663241</text:p>
          </table:table-cell>
          <table:table-cell office:value-type="float" office:value="5.36863906474813" calcext:value-type="float">
            <text:p>5.368639</text:p>
          </table:table-cell>
          <table:table-cell office:value-type="float" office:value="3.9935667695868" calcext:value-type="float">
            <text:p>3.99356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654578490390456" calcext:value-type="float">
            <text:p>0.006546</text:p>
          </table:table-cell>
          <table:table-cell office:value-type="float" office:value="18.1228491428278" calcext:value-type="float">
            <text:p>18.122849</text:p>
          </table:table-cell>
          <table:table-cell office:value-type="float" office:value="3.9900290373674" calcext:value-type="float">
            <text:p>3.990029</text:p>
          </table:table-cell>
          <table:table-cell office:value-type="float" office:value="3.10603387599939" calcext:value-type="float">
            <text:p>3.10603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79203942996864" calcext:value-type="float">
            <text:p>0.000179</text:p>
          </table:table-cell>
          <table:table-cell office:value-type="float" office:value="17.8508836573354" calcext:value-type="float">
            <text:p>17.850884</text:p>
          </table:table-cell>
          <table:table-cell office:value-type="float" office:value="3.15610176774754" calcext:value-type="float">
            <text:p>3.156102</text:p>
          </table:table-cell>
          <table:table-cell office:value-type="float" office:value="2.42899821547293" calcext:value-type="float">
            <text:p>2.42899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408158583979912" calcext:value-type="float">
            <text:p>0.000041</text:p>
          </table:table-cell>
          <table:table-cell office:value-type="float" office:value="16.5192532767912" calcext:value-type="float">
            <text:p>16.519253</text:p>
          </table:table-cell>
          <table:table-cell office:value-type="float" office:value="2.91910830426627" calcext:value-type="float">
            <text:p>2.919108</text:p>
          </table:table-cell>
          <table:table-cell office:value-type="float" office:value="2.21413433131197" calcext:value-type="float">
            <text:p>2.21413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737343248147226" calcext:value-type="float">
            <text:p>0.000007</text:p>
          </table:table-cell>
          <table:table-cell office:value-type="float" office:value="18.7225587061033" calcext:value-type="float">
            <text:p>18.722559</text:p>
          </table:table-cell>
          <table:table-cell office:value-type="float" office:value="2.85285294412471" calcext:value-type="float">
            <text:p>2.852853</text:p>
          </table:table-cell>
          <table:table-cell office:value-type="float" office:value="2.15618551016639" calcext:value-type="float">
            <text:p>2.156186</text:p>
          </table:table-cell>
        </table:table-row>
      </table:table>
      <table:table table:name="4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376686315171924" calcext:value-type="float">
            <text:p>0.037669</text:p>
          </table:table-cell>
          <table:table-cell office:value-type="float" office:value="20.1253021126366" calcext:value-type="float">
            <text:p>20.125302</text:p>
          </table:table-cell>
          <table:table-cell office:value-type="float" office:value="4.17421091867552" calcext:value-type="float">
            <text:p>4.174211</text:p>
          </table:table-cell>
          <table:table-cell office:value-type="float" office:value="3.47884043771122" calcext:value-type="float">
            <text:p>3.478840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31268638052384" calcext:value-type="float">
            <text:p>0.002313</text:p>
          </table:table-cell>
          <table:table-cell office:value-type="float" office:value="17.3076136655468" calcext:value-type="float">
            <text:p>17.307614</text:p>
          </table:table-cell>
          <table:table-cell office:value-type="float" office:value="2.29880515565353" calcext:value-type="float">
            <text:p>2.298805</text:p>
          </table:table-cell>
          <table:table-cell office:value-type="float" office:value="2.06334530886742" calcext:value-type="float">
            <text:p>2.063345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22896275941642" calcext:value-type="float">
            <text:p>0.000123</text:p>
          </table:table-cell>
          <table:table-cell office:value-type="float" office:value="9.6180644638338" calcext:value-type="float">
            <text:p>9.618064</text:p>
          </table:table-cell>
          <table:table-cell office:value-type="float" office:value="1.15590596613825" calcext:value-type="float">
            <text:p>1.155906</text:p>
          </table:table-cell>
          <table:table-cell office:value-type="float" office:value="1.00710129449842" calcext:value-type="float">
            <text:p>1.007101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0683061621487013" calcext:value-type="float">
            <text:p>0.000001</text:p>
          </table:table-cell>
          <table:table-cell office:value-type="float" office:value="6.40037276906649" calcext:value-type="float">
            <text:p>6.400373</text:p>
          </table:table-cell>
          <table:table-cell office:value-type="float" office:value="0.631337646624159" calcext:value-type="float">
            <text:p>0.631338</text:p>
          </table:table-cell>
          <table:table-cell office:value-type="float" office:value="0.531925475265095" calcext:value-type="float">
            <text:p>0.531925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778998648698348" calcext:value-type="float">
            <text:p>0.000001</text:p>
          </table:table-cell>
          <table:table-cell office:value-type="float" office:value="3.57430308082631" calcext:value-type="float">
            <text:p>3.574303</text:p>
          </table:table-cell>
          <table:table-cell office:value-type="float" office:value="0.346604525680036" calcext:value-type="float">
            <text:p>0.346605</text:p>
          </table:table-cell>
          <table:table-cell office:value-type="float" office:value="0.287273457899344" calcext:value-type="float">
            <text:p>0.28727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344661401537639" calcext:value-type="float">
            <text:p>0.034466</text:p>
          </table:table-cell>
          <table:table-cell office:value-type="float" office:value="22.9796882779656" calcext:value-type="float">
            <text:p>22.979688</text:p>
          </table:table-cell>
          <table:table-cell office:value-type="float" office:value="4.28624811618804" calcext:value-type="float">
            <text:p>4.286248</text:p>
          </table:table-cell>
          <table:table-cell office:value-type="float" office:value="3.89337025233397" calcext:value-type="float">
            <text:p>3.893370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39280200192482" calcext:value-type="float">
            <text:p>0.000239</text:p>
          </table:table-cell>
          <table:table-cell office:value-type="float" office:value="18.5892716123045" calcext:value-type="float">
            <text:p>18.589272</text:p>
          </table:table-cell>
          <table:table-cell office:value-type="float" office:value="2.32084861876723" calcext:value-type="float">
            <text:p>2.320849</text:p>
          </table:table-cell>
          <table:table-cell office:value-type="float" office:value="2.13354736509904" calcext:value-type="float">
            <text:p>2.133547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759955610689644" calcext:value-type="float">
            <text:p>0.000076</text:p>
          </table:table-cell>
          <table:table-cell office:value-type="float" office:value="11.8260241554684" calcext:value-type="float">
            <text:p>11.826024</text:p>
          </table:table-cell>
          <table:table-cell office:value-type="float" office:value="1.20183118923123" calcext:value-type="float">
            <text:p>1.201831</text:p>
          </table:table-cell>
          <table:table-cell office:value-type="float" office:value="1.02338055412922" calcext:value-type="float">
            <text:p>1.023381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587027702891874" calcext:value-type="float">
            <text:p>0.000006</text:p>
          </table:table-cell>
          <table:table-cell office:value-type="float" office:value="5.9445274989704" calcext:value-type="float">
            <text:p>5.944527</text:p>
          </table:table-cell>
          <table:table-cell office:value-type="float" office:value="0.664694230544701" calcext:value-type="float">
            <text:p>0.664694</text:p>
          </table:table-cell>
          <table:table-cell office:value-type="float" office:value="0.548721094623456" calcext:value-type="float">
            <text:p>0.548721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21171626183059" calcext:value-type="float">
            <text:p>0.000000</text:p>
          </table:table-cell>
          <table:table-cell office:value-type="float" office:value="4.01335367717199" calcext:value-type="float">
            <text:p>4.013354</text:p>
          </table:table-cell>
          <table:table-cell office:value-type="float" office:value="0.402711733266086" calcext:value-type="float">
            <text:p>0.402712</text:p>
          </table:table-cell>
          <table:table-cell office:value-type="float" office:value="0.320586979221871" calcext:value-type="float">
            <text:p>0.32058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49187314540583" calcext:value-type="float">
            <text:p>0.084919</text:p>
          </table:table-cell>
          <table:table-cell office:value-type="float" office:value="28.4607176007479" calcext:value-type="float">
            <text:p>28.460718</text:p>
          </table:table-cell>
          <table:table-cell office:value-type="float" office:value="4.47033300495446" calcext:value-type="float">
            <text:p>4.470333</text:p>
          </table:table-cell>
          <table:table-cell office:value-type="float" office:value="4.26628055725104" calcext:value-type="float">
            <text:p>4.266281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83832568489117" calcext:value-type="float">
            <text:p>0.002838</text:p>
          </table:table-cell>
          <table:table-cell office:value-type="float" office:value="18.8466319969568" calcext:value-type="float">
            <text:p>18.846632</text:p>
          </table:table-cell>
          <table:table-cell office:value-type="float" office:value="3.23152621988568" calcext:value-type="float">
            <text:p>3.231526</text:p>
          </table:table-cell>
          <table:table-cell office:value-type="float" office:value="2.62992970398133" calcext:value-type="float">
            <text:p>2.629930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3004347873723" calcext:value-type="float">
            <text:p>0.000230</text:p>
          </table:table-cell>
          <table:table-cell office:value-type="float" office:value="16.1789548747704" calcext:value-type="float">
            <text:p>16.178955</text:p>
          </table:table-cell>
          <table:table-cell office:value-type="float" office:value="2.34724725242624" calcext:value-type="float">
            <text:p>2.347247</text:p>
          </table:table-cell>
          <table:table-cell office:value-type="float" office:value="1.79844801971902" calcext:value-type="float">
            <text:p>1.79844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643210121573645" calcext:value-type="float">
            <text:p>0.000064</text:p>
          </table:table-cell>
          <table:table-cell office:value-type="float" office:value="13.4010574766893" calcext:value-type="float">
            <text:p>13.401057</text:p>
          </table:table-cell>
          <table:table-cell office:value-type="float" office:value="2.1041057657177" calcext:value-type="float">
            <text:p>2.104106</text:p>
          </table:table-cell>
          <table:table-cell office:value-type="float" office:value="1.59219496498733" calcext:value-type="float">
            <text:p>1.592195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02341434835307" calcext:value-type="float">
            <text:p>0.000000</text:p>
          </table:table-cell>
          <table:table-cell office:value-type="float" office:value="12.3864125672888" calcext:value-type="float">
            <text:p>12.386413</text:p>
          </table:table-cell>
          <table:table-cell office:value-type="float" office:value="2.02980851485056" calcext:value-type="float">
            <text:p>2.029809</text:p>
          </table:table-cell>
          <table:table-cell office:value-type="float" office:value="1.5317576643402" calcext:value-type="float">
            <text:p>1.531758</text:p>
          </table:table-cell>
        </table:table-row>
      </table:table>
      <table:table table:name="8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241848211951385" calcext:value-type="float">
            <text:p>0.024185</text:p>
          </table:table-cell>
          <table:table-cell office:value-type="float" office:value="25.8198008881889" calcext:value-type="float">
            <text:p>25.819801</text:p>
          </table:table-cell>
          <table:table-cell office:value-type="float" office:value="4.6538737318327" calcext:value-type="float">
            <text:p>4.653874</text:p>
          </table:table-cell>
          <table:table-cell office:value-type="float" office:value="4.57132054515479" calcext:value-type="float">
            <text:p>4.571321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7715871831534" calcext:value-type="float">
            <text:p>0.001772</text:p>
          </table:table-cell>
          <table:table-cell office:value-type="float" office:value="24.4748017489707" calcext:value-type="float">
            <text:p>24.474802</text:p>
          </table:table-cell>
          <table:table-cell office:value-type="float" office:value="2.22509866612531" calcext:value-type="float">
            <text:p>2.225099</text:p>
          </table:table-cell>
          <table:table-cell office:value-type="float" office:value="2.01520440800006" calcext:value-type="float">
            <text:p>2.01520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96246359656749" calcext:value-type="float">
            <text:p>0.000296</text:p>
          </table:table-cell>
          <table:table-cell office:value-type="float" office:value="9.74678237464062" calcext:value-type="float">
            <text:p>9.746782</text:p>
          </table:table-cell>
          <table:table-cell office:value-type="float" office:value="1.08684326065168" calcext:value-type="float">
            <text:p>1.086843</text:p>
          </table:table-cell>
          <table:table-cell office:value-type="float" office:value="0.977246458632932" calcext:value-type="float">
            <text:p>0.97724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302424011877633" calcext:value-type="float">
            <text:p>0.000003</text:p>
          </table:table-cell>
          <table:table-cell office:value-type="float" office:value="6.06366301325058" calcext:value-type="float">
            <text:p>6.063663</text:p>
          </table:table-cell>
          <table:table-cell office:value-type="float" office:value="0.555117898848467" calcext:value-type="float">
            <text:p>0.555118</text:p>
          </table:table-cell>
          <table:table-cell office:value-type="float" office:value="0.491090957962476" calcext:value-type="float">
            <text:p>0.491091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868146194932251" calcext:value-type="float">
            <text:p>0.000000</text:p>
          </table:table-cell>
          <table:table-cell office:value-type="float" office:value="3.53650957002039" calcext:value-type="float">
            <text:p>3.536510</text:p>
          </table:table-cell>
          <table:table-cell office:value-type="float" office:value="0.296599511043529" calcext:value-type="float">
            <text:p>0.296600</text:p>
          </table:table-cell>
          <table:table-cell office:value-type="float" office:value="0.255273149911381" calcext:value-type="float">
            <text:p>0.25527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96847692551" calcext:value-type="float">
            <text:p>0.019685</text:p>
          </table:table-cell>
          <table:table-cell office:value-type="float" office:value="23.1732063864268" calcext:value-type="float">
            <text:p>23.173206</text:p>
          </table:table-cell>
          <table:table-cell office:value-type="float" office:value="4.21428201779216" calcext:value-type="float">
            <text:p>4.214282</text:p>
          </table:table-cell>
          <table:table-cell office:value-type="float" office:value="3.85887734405901" calcext:value-type="float">
            <text:p>3.85887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57496558212722" calcext:value-type="float">
            <text:p>0.000257</text:p>
          </table:table-cell>
          <table:table-cell office:value-type="float" office:value="18.5230309747746" calcext:value-type="float">
            <text:p>18.523031</text:p>
          </table:table-cell>
          <table:table-cell office:value-type="float" office:value="2.2476003561629" calcext:value-type="float">
            <text:p>2.247600</text:p>
          </table:table-cell>
          <table:table-cell office:value-type="float" office:value="2.13788570235787" calcext:value-type="float">
            <text:p>2.13788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76568750123829" calcext:value-type="float">
            <text:p>0.000277</text:p>
          </table:table-cell>
          <table:table-cell office:value-type="float" office:value="10.4055167974564" calcext:value-type="float">
            <text:p>10.405517</text:p>
          </table:table-cell>
          <table:table-cell office:value-type="float" office:value="1.09318916916643" calcext:value-type="float">
            <text:p>1.093189</text:p>
          </table:table-cell>
          <table:table-cell office:value-type="float" office:value="0.990613564043243" calcext:value-type="float">
            <text:p>0.99061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5069576600321" calcext:value-type="float">
            <text:p>0.000015</text:p>
          </table:table-cell>
          <table:table-cell office:value-type="float" office:value="6.96689250317616" calcext:value-type="float">
            <text:p>6.966893</text:p>
          </table:table-cell>
          <table:table-cell office:value-type="float" office:value="0.575028245329761" calcext:value-type="float">
            <text:p>0.575028</text:p>
          </table:table-cell>
          <table:table-cell office:value-type="float" office:value="0.501356974051033" calcext:value-type="float">
            <text:p>0.501357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59165898800029" calcext:value-type="float">
            <text:p>0.000000</text:p>
          </table:table-cell>
          <table:table-cell office:value-type="float" office:value="4.14453367985017" calcext:value-type="float">
            <text:p>4.144534</text:p>
          </table:table-cell>
          <table:table-cell office:value-type="float" office:value="0.330710780353581" calcext:value-type="float">
            <text:p>0.330711</text:p>
          </table:table-cell>
          <table:table-cell office:value-type="float" office:value="0.272966686890691" calcext:value-type="float">
            <text:p>0.27296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63594218538228" calcext:value-type="float">
            <text:p>0.056359</text:p>
          </table:table-cell>
          <table:table-cell office:value-type="float" office:value="25.5976190734734" calcext:value-type="float">
            <text:p>25.597619</text:p>
          </table:table-cell>
          <table:table-cell office:value-type="float" office:value="4.89901236909191" calcext:value-type="float">
            <text:p>4.899012</text:p>
          </table:table-cell>
          <table:table-cell office:value-type="float" office:value="4.28548207272317" calcext:value-type="float">
            <text:p>4.285482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501637526102883" calcext:value-type="float">
            <text:p>0.005016</text:p>
          </table:table-cell>
          <table:table-cell office:value-type="float" office:value="16.7296218651782" calcext:value-type="float">
            <text:p>16.729622</text:p>
          </table:table-cell>
          <table:table-cell office:value-type="float" office:value="2.68530581436326" calcext:value-type="float">
            <text:p>2.685306</text:p>
          </table:table-cell>
          <table:table-cell office:value-type="float" office:value="2.37383260713187" calcext:value-type="float">
            <text:p>2.37383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484274386343131" calcext:value-type="float">
            <text:p>0.000484</text:p>
          </table:table-cell>
          <table:table-cell office:value-type="float" office:value="12.7354198624666" calcext:value-type="float">
            <text:p>12.735420</text:p>
          </table:table-cell>
          <table:table-cell office:value-type="float" office:value="1.81550883864419" calcext:value-type="float">
            <text:p>1.815509</text:p>
          </table:table-cell>
          <table:table-cell office:value-type="float" office:value="1.41743152930721" calcext:value-type="float">
            <text:p>1.41743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12231667728224" calcext:value-type="float">
            <text:p>0.000011</text:p>
          </table:table-cell>
          <table:table-cell office:value-type="float" office:value="8.53418610751219" calcext:value-type="float">
            <text:p>8.534186</text:p>
          </table:table-cell>
          <table:table-cell office:value-type="float" office:value="1.52650681510417" calcext:value-type="float">
            <text:p>1.526507</text:p>
          </table:table-cell>
          <table:table-cell office:value-type="float" office:value="1.15991423975267" calcext:value-type="float">
            <text:p>1.15991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02317811925923" calcext:value-type="float">
            <text:p>0.000002</text:p>
          </table:table-cell>
          <table:table-cell office:value-type="float" office:value="9.21905048953021" calcext:value-type="float">
            <text:p>9.219050</text:p>
          </table:table-cell>
          <table:table-cell office:value-type="float" office:value="1.44595292304824" calcext:value-type="float">
            <text:p>1.445953</text:p>
          </table:table-cell>
          <table:table-cell office:value-type="float" office:value="1.09222136538635" calcext:value-type="float">
            <text:p>1.092221</text:p>
          </table:table-cell>
        </table:table-row>
      </table:table>
      <table:table table:name="16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867129278873371" calcext:value-type="float">
            <text:p>0.086713</text:p>
          </table:table-cell>
          <table:table-cell office:value-type="float" office:value="41.9797799032065" calcext:value-type="float">
            <text:p>41.979780</text:p>
          </table:table-cell>
          <table:table-cell office:value-type="float" office:value="6.02566510573098" calcext:value-type="float">
            <text:p>6.025665</text:p>
          </table:table-cell>
          <table:table-cell office:value-type="float" office:value="5.72480445307691" calcext:value-type="float">
            <text:p>5.724804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807893253345071" calcext:value-type="float">
            <text:p>0.000808</text:p>
          </table:table-cell>
          <table:table-cell office:value-type="float" office:value="23.5986865779677" calcext:value-type="float">
            <text:p>23.598687</text:p>
          </table:table-cell>
          <table:table-cell office:value-type="float" office:value="2.3349693847587" calcext:value-type="float">
            <text:p>2.334969</text:p>
          </table:table-cell>
          <table:table-cell office:value-type="float" office:value="2.30443168290225" calcext:value-type="float">
            <text:p>2.30443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51219855872853" calcext:value-type="float">
            <text:p>0.000151</text:p>
          </table:table-cell>
          <table:table-cell office:value-type="float" office:value="13.0401593227404" calcext:value-type="float">
            <text:p>13.040159</text:p>
          </table:table-cell>
          <table:table-cell office:value-type="float" office:value="1.09151709254235" calcext:value-type="float">
            <text:p>1.091517</text:p>
          </table:table-cell>
          <table:table-cell office:value-type="float" office:value="1.09713993229336" calcext:value-type="float">
            <text:p>1.097140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82476680627985" calcext:value-type="float">
            <text:p>0.000018</text:p>
          </table:table-cell>
          <table:table-cell office:value-type="float" office:value="7.28839482370145" calcext:value-type="float">
            <text:p>7.288395</text:p>
          </table:table-cell>
          <table:table-cell office:value-type="float" office:value="0.522680306493798" calcext:value-type="float">
            <text:p>0.522680</text:p>
          </table:table-cell>
          <table:table-cell office:value-type="float" office:value="0.507732805191332" calcext:value-type="float">
            <text:p>0.50773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382712102009464" calcext:value-type="float">
            <text:p>0.000000</text:p>
          </table:table-cell>
          <table:table-cell office:value-type="float" office:value="4.64324657868798" calcext:value-type="float">
            <text:p>4.643247</text:p>
          </table:table-cell>
          <table:table-cell office:value-type="float" office:value="0.26593904903208" calcext:value-type="float">
            <text:p>0.265939</text:p>
          </table:table-cell>
          <table:table-cell office:value-type="float" office:value="0.247915444859037" calcext:value-type="float">
            <text:p>0.24791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147201668202109" calcext:value-type="float">
            <text:p>0.147202</text:p>
          </table:table-cell>
          <table:table-cell office:value-type="float" office:value="24.730745273095" calcext:value-type="float">
            <text:p>24.730745</text:p>
          </table:table-cell>
          <table:table-cell office:value-type="float" office:value="5.27588504496507" calcext:value-type="float">
            <text:p>5.275885</text:p>
          </table:table-cell>
          <table:table-cell office:value-type="float" office:value="4.8865273434537" calcext:value-type="float">
            <text:p>4.88652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963492502563668" calcext:value-type="float">
            <text:p>0.000963</text:p>
          </table:table-cell>
          <table:table-cell office:value-type="float" office:value="18.5588615080895" calcext:value-type="float">
            <text:p>18.558862</text:p>
          </table:table-cell>
          <table:table-cell office:value-type="float" office:value="2.38923709216713" calcext:value-type="float">
            <text:p>2.389237</text:p>
          </table:table-cell>
          <table:table-cell office:value-type="float" office:value="2.36904782733603" calcext:value-type="float">
            <text:p>2.369048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369710626202391" calcext:value-type="float">
            <text:p>0.000037</text:p>
          </table:table-cell>
          <table:table-cell office:value-type="float" office:value="11.6943170677232" calcext:value-type="float">
            <text:p>11.694317</text:p>
          </table:table-cell>
          <table:table-cell office:value-type="float" office:value="1.0938338593567" calcext:value-type="float">
            <text:p>1.093834</text:p>
          </table:table-cell>
          <table:table-cell office:value-type="float" office:value="1.09190797482561" calcext:value-type="float">
            <text:p>1.09190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19092922190589" calcext:value-type="float">
            <text:p>0.000012</text:p>
          </table:table-cell>
          <table:table-cell office:value-type="float" office:value="7.3919635799157" calcext:value-type="float">
            <text:p>7.391964</text:p>
          </table:table-cell>
          <table:table-cell office:value-type="float" office:value="0.532441719914809" calcext:value-type="float">
            <text:p>0.532442</text:p>
          </table:table-cell>
          <table:table-cell office:value-type="float" office:value="0.509312932509923" calcext:value-type="float">
            <text:p>0.50931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31722490692709" calcext:value-type="float">
            <text:p>0.000000</text:p>
          </table:table-cell>
          <table:table-cell office:value-type="float" office:value="5.92526365589329" calcext:value-type="float">
            <text:p>5.925264</text:p>
          </table:table-cell>
          <table:table-cell office:value-type="float" office:value="0.286586665996945" calcext:value-type="float">
            <text:p>0.286587</text:p>
          </table:table-cell>
          <table:table-cell office:value-type="float" office:value="0.256144925932004" calcext:value-type="float">
            <text:p>0.25614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742034300234664" calcext:value-type="float">
            <text:p>0.074203</text:p>
          </table:table-cell>
          <table:table-cell office:value-type="float" office:value="26.4653542672102" calcext:value-type="float">
            <text:p>26.465354</text:p>
          </table:table-cell>
          <table:table-cell office:value-type="float" office:value="5.27172264363547" calcext:value-type="float">
            <text:p>5.271723</text:p>
          </table:table-cell>
          <table:table-cell office:value-type="float" office:value="5.11872295851731" calcext:value-type="float">
            <text:p>5.11872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53356898059087" calcext:value-type="float">
            <text:p>0.001534</text:p>
          </table:table-cell>
          <table:table-cell office:value-type="float" office:value="18.1671727435941" calcext:value-type="float">
            <text:p>18.167173</text:p>
          </table:table-cell>
          <table:table-cell office:value-type="float" office:value="2.51620647134642" calcext:value-type="float">
            <text:p>2.516206</text:p>
          </table:table-cell>
          <table:table-cell office:value-type="float" office:value="2.34294411198137" calcext:value-type="float">
            <text:p>2.34294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9808761553719" calcext:value-type="float">
            <text:p>0.000020</text:p>
          </table:table-cell>
          <table:table-cell office:value-type="float" office:value="12.9076851616159" calcext:value-type="float">
            <text:p>12.907685</text:p>
          </table:table-cell>
          <table:table-cell office:value-type="float" office:value="1.5035005838115" calcext:value-type="float">
            <text:p>1.503501</text:p>
          </table:table-cell>
          <table:table-cell office:value-type="float" office:value="1.26117162193206" calcext:value-type="float">
            <text:p>1.26117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7154591800813" calcext:value-type="float">
            <text:p>0.000015</text:p>
          </table:table-cell>
          <table:table-cell office:value-type="float" office:value="11.1469331516959" calcext:value-type="float">
            <text:p>11.146933</text:p>
          </table:table-cell>
          <table:table-cell office:value-type="float" office:value="1.14891236432162" calcext:value-type="float">
            <text:p>1.148912</text:p>
          </table:table-cell>
          <table:table-cell office:value-type="float" office:value="0.88543353036103" calcext:value-type="float">
            <text:p>0.88543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93455580443924" calcext:value-type="float">
            <text:p>0.000000</text:p>
          </table:table-cell>
          <table:table-cell office:value-type="float" office:value="6.60565724111746" calcext:value-type="float">
            <text:p>6.605657</text:p>
          </table:table-cell>
          <table:table-cell office:value-type="float" office:value="1.03765249695701" calcext:value-type="float">
            <text:p>1.037652</text:p>
          </table:table-cell>
          <table:table-cell office:value-type="float" office:value="0.786219034573073" calcext:value-type="float">
            <text:p>0.786219</text:p>
          </table:table-cell>
        </table:table-row>
      </table:table>
      <table:table table:name="32NN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0360718493985139" calcext:value-type="float">
            <text:p>0.003607</text:p>
          </table:table-cell>
          <table:table-cell office:value-type="float" office:value="31.2960326648016" calcext:value-type="float">
            <text:p>31.296033</text:p>
          </table:table-cell>
          <table:table-cell office:value-type="float" office:value="6.02367863709811" calcext:value-type="float">
            <text:p>6.023679</text:p>
          </table:table-cell>
          <table:table-cell office:value-type="float" office:value="5.93953910472841" calcext:value-type="float">
            <text:p>5.939539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116739084941031" calcext:value-type="float">
            <text:p>0.000117</text:p>
          </table:table-cell>
          <table:table-cell office:value-type="float" office:value="23.216280106719" calcext:value-type="float">
            <text:p>23.216280</text:p>
          </table:table-cell>
          <table:table-cell office:value-type="float" office:value="2.76006005917326" calcext:value-type="float">
            <text:p>2.760060</text:p>
          </table:table-cell>
          <table:table-cell office:value-type="float" office:value="2.8513737018338" calcext:value-type="float">
            <text:p>2.85137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33472152761038" calcext:value-type="float">
            <text:p>0.000233</text:p>
          </table:table-cell>
          <table:table-cell office:value-type="float" office:value="16.2974481255218" calcext:value-type="float">
            <text:p>16.297448</text:p>
          </table:table-cell>
          <table:table-cell office:value-type="float" office:value="1.21896007717159" calcext:value-type="float">
            <text:p>1.218960</text:p>
          </table:table-cell>
          <table:table-cell office:value-type="float" office:value="1.29630241243986" calcext:value-type="float">
            <text:p>1.29630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6547942847519" calcext:value-type="float">
            <text:p>0.000015</text:p>
          </table:table-cell>
          <table:table-cell office:value-type="float" office:value="10.6573461871794" calcext:value-type="float">
            <text:p>10.657346</text:p>
          </table:table-cell>
          <table:table-cell office:value-type="float" office:value="0.534986715849625" calcext:value-type="float">
            <text:p>0.534987</text:p>
          </table:table-cell>
          <table:table-cell office:value-type="float" office:value="0.584158388422592" calcext:value-type="float">
            <text:p>0.584158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02538055052537" calcext:value-type="float">
            <text:p>0.000000</text:p>
          </table:table-cell>
          <table:table-cell office:value-type="float" office:value="5.98529389556092" calcext:value-type="float">
            <text:p>5.985294</text:p>
          </table:table-cell>
          <table:table-cell office:value-type="float" office:value="0.253272504305293" calcext:value-type="float">
            <text:p>0.253273</text:p>
          </table:table-cell>
          <table:table-cell office:value-type="float" office:value="0.267643019510913" calcext:value-type="float">
            <text:p>0.26764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59704244228054" calcext:value-type="float">
            <text:p>0.025970</text:p>
          </table:table-cell>
          <table:table-cell office:value-type="float" office:value="23.8115631238379" calcext:value-type="float">
            <text:p>23.811563</text:p>
          </table:table-cell>
          <table:table-cell office:value-type="float" office:value="5.8125564565708" calcext:value-type="float">
            <text:p>5.812556</text:p>
          </table:table-cell>
          <table:table-cell office:value-type="float" office:value="5.08965873711892" calcext:value-type="float">
            <text:p>5.089659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741085126165331" calcext:value-type="float">
            <text:p>0.000741</text:p>
          </table:table-cell>
          <table:table-cell office:value-type="float" office:value="27.3498871514898" calcext:value-type="float">
            <text:p>27.349887</text:p>
          </table:table-cell>
          <table:table-cell office:value-type="float" office:value="2.92162347050928" calcext:value-type="float">
            <text:p>2.921623</text:p>
          </table:table-cell>
          <table:table-cell office:value-type="float" office:value="3.09229575778158" calcext:value-type="float">
            <text:p>3.09229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615166029689362" calcext:value-type="float">
            <text:p>0.000062</text:p>
          </table:table-cell>
          <table:table-cell office:value-type="float" office:value="15.2749118114277" calcext:value-type="float">
            <text:p>15.274912</text:p>
          </table:table-cell>
          <table:table-cell office:value-type="float" office:value="1.21119870804703" calcext:value-type="float">
            <text:p>1.211199</text:p>
          </table:table-cell>
          <table:table-cell office:value-type="float" office:value="1.29101878538754" calcext:value-type="float">
            <text:p>1.291019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097665143172776" calcext:value-type="float">
            <text:p>0.000001</text:p>
          </table:table-cell>
          <table:table-cell office:value-type="float" office:value="9.23982080120358" calcext:value-type="float">
            <text:p>9.239821</text:p>
          </table:table-cell>
          <table:table-cell office:value-type="float" office:value="0.540252382027599" calcext:value-type="float">
            <text:p>0.540252</text:p>
          </table:table-cell>
          <table:table-cell office:value-type="float" office:value="0.584631134530792" calcext:value-type="float">
            <text:p>0.584631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638813162368024" calcext:value-type="float">
            <text:p>0.000000</text:p>
          </table:table-cell>
          <table:table-cell office:value-type="float" office:value="6.0422417166079" calcext:value-type="float">
            <text:p>6.042242</text:p>
          </table:table-cell>
          <table:table-cell office:value-type="float" office:value="0.265162781337216" calcext:value-type="float">
            <text:p>0.265163</text:p>
          </table:table-cell>
          <table:table-cell office:value-type="float" office:value="0.270700481668879" calcext:value-type="float">
            <text:p>0.2707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701478345356463" calcext:value-type="float">
            <text:p>0.070148</text:p>
          </table:table-cell>
          <table:table-cell office:value-type="float" office:value="38.9349266787526" calcext:value-type="float">
            <text:p>38.934927</text:p>
          </table:table-cell>
          <table:table-cell office:value-type="float" office:value="5.83667511865719" calcext:value-type="float">
            <text:p>5.836675</text:p>
          </table:table-cell>
          <table:table-cell office:value-type="float" office:value="5.9161584513146" calcext:value-type="float">
            <text:p>5.916158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08679901308122" calcext:value-type="float">
            <text:p>0.010868</text:p>
          </table:table-cell>
          <table:table-cell office:value-type="float" office:value="22.4564217699009" calcext:value-type="float">
            <text:p>22.456422</text:p>
          </table:table-cell>
          <table:table-cell office:value-type="float" office:value="2.76193073820192" calcext:value-type="float">
            <text:p>2.761931</text:p>
          </table:table-cell>
          <table:table-cell office:value-type="float" office:value="2.72006857277973" calcext:value-type="float">
            <text:p>2.720069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565303395418937" calcext:value-type="float">
            <text:p>0.000057</text:p>
          </table:table-cell>
          <table:table-cell office:value-type="float" office:value="18.8368525496269" calcext:value-type="float">
            <text:p>18.836853</text:p>
          </table:table-cell>
          <table:table-cell office:value-type="float" office:value="1.43155383743639" calcext:value-type="float">
            <text:p>1.431554</text:p>
          </table:table-cell>
          <table:table-cell office:value-type="float" office:value="1.37601676303863" calcext:value-type="float">
            <text:p>1.376017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98944269911294" calcext:value-type="float">
            <text:p>0.000020</text:p>
          </table:table-cell>
          <table:table-cell office:value-type="float" office:value="11.8225057343011" calcext:value-type="float">
            <text:p>11.822506</text:p>
          </table:table-cell>
          <table:table-cell office:value-type="float" office:value="0.919222106108225" calcext:value-type="float">
            <text:p>0.919222</text:p>
          </table:table-cell>
          <table:table-cell office:value-type="float" office:value="0.759405088595796" calcext:value-type="float">
            <text:p>0.759405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96836917104793" calcext:value-type="float">
            <text:p>0.000000</text:p>
          </table:table-cell>
          <table:table-cell office:value-type="float" office:value="6.83409068590788" calcext:value-type="float">
            <text:p>6.834091</text:p>
          </table:table-cell>
          <table:table-cell office:value-type="float" office:value="0.759991272455808" calcext:value-type="float">
            <text:p>0.759991</text:p>
          </table:table-cell>
          <table:table-cell office:value-type="float" office:value="0.580756977143161" calcext:value-type="float">
            <text:p>0.580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3:29:29.629768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3-08T13:29:36.105147685</dc:date>
    <meta:editing-duration>PT18H5M17S</meta:editing-duration>
    <meta:editing-cycles>20</meta:editing-cycles>
    <meta:generator>LibreOffice/25.8.5.2$Linux_X86_64 LibreOffice_project/580$Build-2</meta:generator>
    <meta:document-statistic meta:table-count="7" meta:cell-count="636" meta:object-count="0"/>
  </office:meta>
</office:document-meta>
</file>